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A94BC8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in" fo:border="none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5" style:family="paragraph" style:parent-style-name="Heading_20_2">
      <style:paragraph-properties fo:margin-left="0in" fo:margin-right="0in" fo:text-indent="0in" style:auto-text-indent="false" fo:padding="0in" fo:border="none"/>
    </style:style>
    <style:style style:name="P6" style:family="paragraph" style:parent-style-name="Heading_20_2">
      <style:paragraph-properties fo:margin-left="0in" fo:margin-right="0in" fo:text-indent="0in" style:auto-text-indent="false" fo:padding="0in" fo:border="none"/>
      <style:text-properties officeooo:paragraph-rsid="000ed63d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2_1436387418"/><text:span text:style-name="Strong_20_Emphasis"><text:span text:style-name="T1">Cardano HFT Platform Architecture</text:span></text:span><text:bookmark-end text:name="__RefHeading___Toc2_143638741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2_1436387418" text:style-name="Index_20_Link" text:visited-style-name="Index_20_Link">Cardano HFT Platform Architecture<text:tab/>1</text:a></text:p>
          <text:p text:style-name="P3"><text:a xlink:type="simple" xlink:href="#__RefHeading___Toc4_1436387418%20Copy%201" text:style-name="Index_20_Link" text:visited-style-name="Index_20_Link">System Overview<text:tab/>2</text:a></text:p>
        </text:index-body>
      </text:table-of-content>
      <text:p text:style-name="P4"><text:span text:style-name="Strong_20_Emphasis"><text:span text:style-name="T1"/></text:span></text:p>
      <text:h text:style-name="P5" text:outline-level="2"><text:bookmark text:name="__RefHeading___Toc4_1436387418"/><text:span text:style-name="Strong_20_Emphasis"><text:span text:style-name="T1"/></text:span></text:h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h text:style-name="P6" text:outline-level="2"><text:bookmark-start text:name="__RefHeading___Toc4_1436387418 Copy 1"/><text:soft-page-break/><text:span text:style-name="Strong_20_Emphasis"><text:span text:style-name="T1">System Overview</text:span></text:span><text:bookmark-end text:name="__RefHeading___Toc4_1436387418 Copy 1"/></text:h>
      <text:p text:style-name="P4"><draw:frame draw:style-name="fr1" draw:name="Image1" text:anchor-type="char" svg:x="0.0228in" svg:y="0.002in" svg:width="6.6929in" svg:height="9.5972in" draw:z-index="0"><draw:image xlink:href="Pictures/100000000000040000000600A94BC835.png" xlink:type="simple" xlink:show="embed" xlink:actuate="onLoad" draw:mime-type="image/png"/></draw:frame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13:00:58.168649816</meta:creation-date>
    <dc:date>2025-11-07T14:01:11.667582268</dc:date>
    <meta:editing-duration>PT2M44S</meta:editing-duration>
    <meta:editing-cycles>1</meta:editing-cycles>
    <meta:document-statistic meta:table-count="0" meta:image-count="1" meta:object-count="0" meta:page-count="3" meta:paragraph-count="5" meta:word-count="17" meta:character-count="117" meta:non-whitespace-character-count="105"/>
    <meta:generator>LibreOffice/25.2.6.2$Linux_X86_64 LibreOffice_project/40d1a0e1d5bdf1afaeae24d9ece32bbb00fa66a4</meta:generator>
  </office:meta>
</office:document-meta>
</file>